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fo:min-height="0.912cm"/>
    </style:style>
    <style:style style:name="gr5" style:family="graphic" style:parent-style-name="standard">
      <style:graphic-properties draw:stroke="none" svg:stroke-color="#000000" draw:fill="none" draw:fill-color="#ffffff" fo:min-height="1.062cm"/>
    </style:style>
    <style:style style:name="gr6" style:family="graphic" style:parent-style-name="standard">
      <style:graphic-properties draw:stroke="none" svg:stroke-color="#000000" draw:fill="none" draw:fill-color="#ffffff" fo:min-height="0.82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solid" draw:fill-color="#000000" draw:textarea-horizontal-align="center" draw:textarea-vertical-align="middle" fo:min-height="1.325cm" draw:shadow="hidden"/>
    </style:style>
    <style:style style:name="gr9" style:family="graphic" style:parent-style-name="standard">
      <style:graphic-properties draw:stroke="none" svg:stroke-color="#000000" draw:fill="solid" draw:fill-color="#000000" draw:textarea-horizontal-align="center" draw:textarea-vertical-align="middle" fo:min-height="0.938cm" draw:shadow="hidden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87cm" svg:y1="7.274cm" svg:x2="8.475cm" svg:y2="1.424cm">
          <text:p/>
        </draw:line>
        <draw:line draw:style-name="gr2" draw:text-style-name="P1" draw:layer="layout" svg:x1="12.05cm" svg:y1="1.362cm" svg:x2="17.275cm" svg:y2="7.587cm">
          <text:p/>
        </draw:line>
        <draw:line draw:style-name="gr3" draw:text-style-name="P1" draw:id="id1" draw:layer="layout" svg:x1="5.312cm" svg:y1="11.362cm" svg:x2="16.25cm" svg:y2="11.362cm">
          <text:p/>
        </draw:line>
        <draw:frame draw:style-name="gr4" draw:layer="layout" svg:width="3.362cm" svg:height="1.162cm" svg:x="2.425cm" svg:y="2.962cm">
          <draw:text-box>
            <text:p>Loconet</text:p>
          </draw:text-box>
        </draw:frame>
        <draw:frame draw:style-name="gr5" draw:layer="layout" svg:width="3.913cm" svg:height="1.312cm" svg:x="14.762cm" svg:y="3.662cm">
          <draw:text-box>
            <text:p>DCC</text:p>
          </draw:text-box>
        </draw:frame>
        <draw:frame draw:style-name="gr6" draw:layer="layout" svg:width="3.463cm" svg:height="1.075cm" svg:x="9.412cm" svg:y="11.737cm">
          <draw:text-box>
            <text:p>OpenLCB</text:p>
          </draw:text-box>
        </draw:frame>
        <draw:frame draw:style-name="gr7" draw:id="id11" draw:layer="layout" svg:width="8.125cm" svg:height="1.25cm" svg:x="5.35cm" svg:y="10.412cm">
          <draw:text-box>
            <text:p>Olcb(Loconet:1:SW-addr)</text:p>
          </draw:text-box>
        </draw:frame>
        <draw:g>
          <draw:path draw:style-name="gr8" draw:text-style-name="P1" draw:layer="layout" svg:width="0.277cm" svg:height="0.453cm" draw:transform="rotate (0.872664625997) translate (4.38678229173051cm 6.53717465641958cm)" svg:viewBox="0 0 278 454" svg:d="m278 15579c-93 0-185 0-278 0 0-151 0-303 0-454 21 0 41 0 62 0 0 134 0 267 0 401 72 0 144 0 216 0 0 18 0 36 0 53z">
            <text:p/>
          </draw:path>
          <draw:path draw:style-name="gr8" draw:text-style-name="P1" draw:layer="layout" svg:width="0.299cm" svg:height="0.339cm" draw:transform="rotate (0.872664625997) translate (4.6878863974024cm 6.36356112932701cm)" svg:viewBox="0 0 300 340" svg:d="m0 15533c0-60 16-105 49-134 28-24 62-36 101-36 44 0 80 15 108 44 28 29 42 70 42 121 0 42-6 75-19 99-12 24-30 43-54 56-23 13-49 20-77 20-45 0-81-15-109-44-27-29-41-71-41-126zm57 0c0 39 9 68 27 88 17 19 39 29 66 29 27 0 49-10 66-30 18-19 27-49 27-89 0-38-9-66-27-86s-40-29-66-29c-27 0-49 10-66 29s-27 49-27 88z">
            <text:p/>
          </draw:path>
          <draw:path draw:style-name="gr8" draw:text-style-name="P1" draw:layer="layout" svg:width="0.286cm" svg:height="0.339cm" draw:transform="rotate (0.872664625997) translate (4.91479042362174cm 6.09314744090601cm)" svg:viewBox="0 0 287 340" svg:d="m229 15575 58 9c-6 37-22 66-46 87-25 21-55 32-91 32-45 0-82-15-109-44-27-29-41-71-41-125 0-35 6-66 17-92 12-26 30-46 54-59s49-20 77-20c35 0 64 9 87 27 22 17 36 42 43 75l-58 8c-4-19-13-33-26-43s-28-14-46-14c-27 0-48 9-65 28s-26 48-26 89c0 41 9 70 25 89 17 18 39 28 66 28 21 0 39-6 54-19s23-31 27-56z">
            <text:p/>
          </draw:path>
          <draw:path draw:style-name="gr8" draw:text-style-name="P1" draw:layer="layout" svg:width="0.299cm" svg:height="0.339cm" draw:transform="rotate (0.872664625997) translate (5.11919688350206cm 5.84954530799418cm)" svg:viewBox="0 0 300 340" svg:d="m0 15533c0-60 16-105 49-134 28-24 62-36 101-36 44 0 80 15 108 44 28 29 42 70 42 121 0 42-6 75-19 99-12 24-30 43-54 56-23 13-49 20-77 20-45 0-81-15-109-44-27-29-41-71-41-126zm57 0c0 39 9 68 27 88 17 19 39 29 66 29 27 0 49-10 66-30 18-19 27-49 27-89 0-38-9-66-27-86s-40-29-66-29c-27 0-49 10-66 29s-27 49-27 88z">
            <text:p/>
          </draw:path>
          <draw:path draw:style-name="gr8" draw:text-style-name="P1" draw:layer="layout" svg:width="0.264cm" svg:height="0.334cm" draw:transform="rotate (0.872664625997) translate (5.35743896922017cm 5.56561944643249cm)" svg:viewBox="0 0 265 335" svg:d="m57 15698h-57v-330h57v46c23-34 57-51 100-51 19 0 37 4 52 11s28 16 36 28c8 11 13 25 17 41 2 10 3 28 3 54v201h-58v-196c0-22-2-39-6-50s-12-20-22-26-23-10-38-10c-22 0-42 7-59 22-16 15-25 43-25 84z">
            <text:p/>
          </draw:path>
          <draw:path draw:style-name="gr8" draw:text-style-name="P1" draw:layer="layout" svg:width="0.303cm" svg:height="0.339cm" draw:transform="rotate (0.872664625997) translate (5.57017042106604cm 5.31209597443739cm)" svg:viewBox="0 0 304 340" svg:d="m246 15592 56 9c-9 32-26 57-50 75-25 18-56 27-95 27-48 0-86-15-115-44-28-30-42-71-42-123 0-55 14-97 43-128s66-45 111-45c44 0 80 15 108 45 28 30 42 71 42 125 0 4 0 9 0 15h-247c2 33 13 58 31 76 19 17 42 26 70 26 21 0 39-5 53-14 15-9 27-24 35-44zm-189-97h190c-3-23-10-40-22-52-18-18-42-27-71-27-27 0-49 7-67 22s-28 33-30 57z">
            <text:p/>
          </draw:path>
          <draw:path draw:style-name="gr8" draw:text-style-name="P1" draw:layer="layout" svg:width="0.158cm" svg:height="0.449cm" draw:transform="rotate (0.872664625997) translate (5.70663764384782cm 4.97730976494935cm)" svg:viewBox="0 0 159 450" svg:d="m150 15538 9 49c-16 3-30 5-42 5-20 0-36-3-47-9-11-7-19-15-24-25-4-10-6-31-6-64v-184h-40v-53h40v-82l57-33v115h53v53h-53v185c0 16 1 25 3 30s5 8 9 10 10 4 18 4c6 0 13 0 23-1z">
            <text:p/>
          </draw:path>
          <draw:path draw:style-name="gr8" draw:text-style-name="P1" draw:layer="layout" svg:width="0.153cm" svg:height="0.581cm" draw:transform="rotate (0.872664625997) translate (5.83097874499814cm 4.81604834482625cm)" svg:viewBox="0 0 154 582" svg:d="m154 15707h-39c-32-38-60-82-82-133s-33-104-33-158c0-48 8-94 25-138 19-51 49-102 90-153h39c-26 42-43 72-52 90-13 28-23 57-31 87-9 38-14 76-14 114 0 97 33 194 97 291z">
            <text:p/>
          </draw:path>
          <draw:path draw:style-name="gr8" draw:text-style-name="P1" draw:layer="layout" svg:width="0.356cm" svg:height="0.471cm" draw:transform="rotate (0.872664625997) translate (5.9541818143222cm 4.65550002414917cm)" svg:viewBox="0 0 357 472" svg:d="m0 15416h62c2 24 8 44 17 59s24 28 44 37c19 10 41 14 66 14 21 0 41-3 57-11 17-7 29-17 37-29s12-26 12-39c0-14-3-26-9-37s-20-19-38-26c-12-5-38-13-78-23s-69-19-86-28c-22-12-39-26-50-43-11-17-16-36-16-57 0-23 6-44 19-64s32-36 57-46c25-10 53-16 84-16 33 0 63 6 89 17 25 11 45 27 59 48s21 45 22 72h-61c-3-28-13-48-31-63s-42-21-76-21c-35 0-61 7-77 20-16 14-24 30-24 49 0 16 6 30 17 41 12 10 41 21 88 32s79 21 97 29c26 13 45 28 58 47s18 40 18 65c0 24-7 47-20 68-14 22-34 38-59 50s-55 18-87 18c-40 0-74-6-102-19-27-13-49-32-64-57-16-26-24-55-25-87z">
            <text:p/>
          </draw:path>
          <draw:path draw:style-name="gr8" draw:text-style-name="P1" draw:layer="layout" svg:width="0.59cm" svg:height="0.453cm" draw:transform="rotate (0.872664625997) translate (6.21930727302618cm 4.35325642644183cm)" svg:viewBox="0 0 591 454" svg:d="m194 15579h-73l-121-454h64l70 297c8 31 15 62 23 94 12-47 19-75 21-82l80-309h79l62 228c14 58 26 112 35 163 7-28 15-61 24-98l69-293h64l-122 454h-68l-90-348c-8-29-12-46-13-51-6 21-11 40-15 54z">
            <text:p/>
          </draw:path>
          <draw:path draw:style-name="gr8" draw:text-style-name="P1" draw:layer="layout" svg:width="0.056cm" svg:height="0.149cm" draw:transform="rotate (0.872664625997) translate (6.9170430441796cm 4.13915522311002cm)" svg:viewBox="0 0 57 150" svg:d="m28 15976h-28v-57h57v57c0 24-3 44-10 58-7 15-18 27-34 35l-13-22c10-6 17-14 21-25s7-26 7-46z">
            <text:p/>
          </draw:path>
          <draw:path draw:style-name="gr8" draw:text-style-name="P1" draw:layer="layout" svg:width="0.299cm" svg:height="0.339cm" draw:transform="rotate (0.872664625997) translate (6.79751533239357cm 3.84940326701059cm)" svg:viewBox="0 0 300 340" svg:d="m225 15659c-20 16-39 27-58 34-18 6-38 10-59 10-35 0-61-9-80-26s-28-40-28-67c0-15 4-30 11-43 7-13 16-23 27-31 12-8 25-14 39-18 10-3 26-6 48-8 43-5 75-12 95-19 0-7 0-12 0-13 0-21-4-36-14-45-14-11-33-17-60-17-24 0-42 4-54 13s-20 23-26 44l-57-8c5-24 13-43 24-57 11-14 28-25 49-33s46-12 74-12c28 0 50 3 68 10s30 15 38 26 14 23 17 39c2 9 3 26 3 49v69c0 48 1 80 4 96 2 16 7 31 14 46h-57c-10-11-15-24-18-39zm-5-99v-16c-19 7-48 12-87 17-22 3-38 6-47 9s-16 9-21 15-8 14-8 22c0 12 6 22 17 31s26 12 47 12c21 0 39-5 55-13s28-20 36-33c5-10 8-24 8-44z">
            <text:p/>
          </draw:path>
          <draw:path draw:style-name="gr8" draw:text-style-name="P1" draw:layer="layout" svg:width="0.286cm" svg:height="0.458cm" draw:transform="rotate (0.872664625997) translate (6.9310204626474cm 3.50506967581443cm)" svg:viewBox="0 0 287 459" svg:d="m287 15579h-58v-52c-20 38-50 57-90 57-26 0-49-8-71-22-22-14-38-34-50-60-12-25-18-55-18-88 0-32 5-62 16-88 11-27 28-47 49-61s47-21 74-21c20 0 37 5 53 14s28 22 37 38v-171h58zm-230 289c0 39 9 68 26 88s38 29 61 29c24 0 44-10 61-28 16-19 24-47 24-85 0-42-8-72-25-92s-38-29-62-29c-24 0-44 9-60 28s-25 49-25 89z">
            <text:p/>
          </draw:path>
          <draw:path draw:style-name="gr8" draw:text-style-name="P1" draw:layer="layout" svg:width="0.286cm" svg:height="0.458cm" draw:transform="rotate (0.872664625997) translate (7.15792448886674cm 3.23465598739343cm)" svg:viewBox="0 0 287 459" svg:d="m287 15579h-58v-52c-20 38-50 57-90 57-26 0-49-8-71-22-22-14-38-34-50-60-12-25-18-55-18-88 0-32 5-62 16-88 11-27 28-47 49-61s47-21 74-21c20 0 37 5 53 14s28 22 37 38v-171h58zm-230 289c0 39 9 68 26 88s38 29 61 29c24 0 44-10 61-28 16-19 24-47 24-85 0-42-8-72-25-92s-38-29-62-29c-24 0-44 9-60 28s-25 49-25 89z">
            <text:p/>
          </draw:path>
          <draw:path draw:style-name="gr8" draw:text-style-name="P1" draw:layer="layout" svg:width="0.175cm" svg:height="0.334cm" draw:transform="rotate (0.872664625997) translate (7.49020825816008cm 3.0238839841637cm)" svg:viewBox="0 0 176 335" svg:d="m57 15698h-57v-330h49v48c12-22 24-36 35-43s22-10 35-10c19 0 38 5 57 15l-19 51c-13-9-26-13-39-13-12 0-22 4-32 11s-16 18-20 31c-6 20-9 42-9 66z">
            <text:p/>
          </draw:path>
          <draw:path draw:style-name="gr8" draw:text-style-name="P1" draw:layer="layout" svg:width="0.153cm" svg:height="0.581cm" draw:transform="rotate (0.872664625997) translate (7.52896024535373cm 2.79247279161879cm)" svg:viewBox="0 0 154 582" svg:d="m40 15707h-40c65-97 97-194 97-291 0-38-5-76-14-113-7-30-18-59-31-87-8-18-26-49-52-91h40c40 51 70 102 89 153 17 44 25 90 25 138 0 54-11 107-33 158-22 51-49 95-81 133z">
            <text:p/>
          </draw:path>
        </draw:g>
        <draw:g>
          <draw:path draw:style-name="gr9" draw:text-style-name="P1" draw:layer="layout" svg:width="0.374cm" svg:height="0.453cm" draw:transform="rotate (-0.872664625998186) translate (13.7476193064537cm 3.68514709520603cm)" svg:viewBox="0 0 375 454" svg:d="m164-15871h-164v-454h156c35 0 62 2 81 6 26 6 48 17 66 33 24 20 42 46 54 78s18 67 18 108c0 34-4 65-12 91-8 27-19 49-31 66-13 18-27 32-41 42-15 10-33 17-55 22-21 6-45 8-72 8zm-102-401v348h96c30 0 53-3 70-8s30-14 40-24c14-14 25-33 33-57 8-25 12-54 12-88 0-48-8-85-23-110s-34-43-56-52c-16-6-42-9-78-9z">
            <text:p/>
          </draw:path>
          <draw:path draw:style-name="gr9" draw:text-style-name="P1" draw:layer="layout" svg:width="0.396cm" svg:height="0.471cm" draw:transform="rotate (-0.872664625998186) translate (14.0352423314966cm 4.01420224842224cm)" svg:viewBox="0 0 397 472" svg:d="m335-16039 62 15c-13 50-35 88-67 114-33 26-72 39-119 39-48 0-88-10-118-30-30-20-53-49-69-87s-24-79-24-122c0-48 9-89 27-125 17-35 43-62 76-80 33-18 69-28 108-28 45 0 83 12 113 35s52 57 64 99l-62 14c-10-33-25-57-44-72s-44-23-74-23c-33 0-62 9-84 25-23 17-39 39-48 68s-14 57-14 87c0 38 5 72 16 100 11 29 28 51 52 65 23 14 48 21 75 21 33 0 61-9 84-29s38-48 46-86z">
            <text:p/>
          </draw:path>
          <draw:path draw:style-name="gr9" draw:text-style-name="P1" draw:layer="layout" svg:width="0.396cm" svg:height="0.471cm" draw:transform="rotate (-0.872664625998186) translate (14.3296390567331cm 4.36505060337073cm)" svg:viewBox="0 0 397 472" svg:d="m335-16039 62 15c-13 50-35 88-67 114-33 26-72 39-119 39-48 0-88-10-118-30-30-20-53-49-69-87s-24-79-24-122c0-48 9-89 27-125 17-35 43-62 76-80 33-18 69-28 108-28 45 0 83 12 113 35s52 57 64 99l-62 14c-10-33-25-57-44-72s-44-23-74-23c-33 0-62 9-84 25-23 17-39 39-48 68s-14 57-14 87c0 38 5 72 16 100 11 29 28 51 52 65 23 14 48 21 75 21 33 0 61-9 84-29s38-48 46-86z">
            <text:p/>
          </draw:path>
          <draw:path draw:style-name="gr9" draw:text-style-name="P1" draw:layer="layout" svg:width="0.153cm" svg:height="0.581cm" draw:transform="rotate (-0.872664625998186) translate (14.6235915127582cm 4.72909011908217cm)" svg:viewBox="0 0 154 582" svg:d="m154-15743h-39c-32-38-60-82-82-133s-33-104-33-158c0-48 8-94 25-138 19-52 49-102 90-153h39c-26 42-43 72-52 90-13 28-23 57-31 87-9 38-14 76-14 114 0 97 33 194 97 291z">
            <text:p/>
          </draw:path>
          <draw:path draw:style-name="gr9" draw:text-style-name="P1" draw:layer="layout" svg:width="0.299cm" svg:height="0.339cm" draw:transform="rotate (-0.872664625998186) translate (14.6601517726871cm 4.95788931278512cm)" svg:viewBox="0 0 300 340" svg:d="m225-15791c-20 16-39 27-58 34-18 6-38 10-59 10-35 0-61-9-80-26s-28-40-28-67c0-15 4-30 11-43 7-13 16-23 27-31 12-8 25-14 39-18 10-3 26-6 48-8 43-6 75-12 95-19 0-7 0-12 0-13 0-21-4-36-14-45-14-11-33-17-60-17-24 0-42 4-54 13s-20 23-26 44l-57-8c5-24 13-43 24-57 11-14 28-26 49-33s46-12 74-12c28 0 50 3 68 10s30 15 38 26 14 23 17 38c2 10 3 27 3 50v69c0 48 1 80 4 96 2 16 7 31 14 46h-57c-10-11-15-24-18-39zm-5-99v-16c-19 7-48 12-87 17-22 3-38 6-47 9s-16 9-21 15-8 14-8 22c0 12 6 22 17 31s26 12 47 12c21 0 39-5 55-13s28-20 36-33c5-10 8-24 8-44z">
            <text:p/>
          </draw:path>
          <draw:path draw:style-name="gr9" draw:text-style-name="P1" draw:layer="layout" svg:width="0.286cm" svg:height="0.458cm" draw:transform="rotate (-0.872664625998186) translate (14.9754284527322cm 5.14839305630358cm)" svg:viewBox="0 0 287 459" svg:d="m287-15871h-58v-52c-20 38-50 57-90 57-26 0-49-8-71-22-22-14-38-34-50-60-12-25-18-55-18-88 0-32 5-62 16-88 11-27 28-47 49-61s47-21 74-21c20 0 37 5 53 14s28 22 37 38v-171h58zm-230 289c0 39 9 68 26 88s38 29 61 29c24 0 44-10 61-28 16-19 24-47 24-85 0-42-8-72-25-92s-38-29-62-29c-24 0-44 9-60 28s-25 49-25 89z">
            <text:p/>
          </draw:path>
          <draw:path draw:style-name="gr9" draw:text-style-name="P1" draw:layer="layout" svg:width="0.286cm" svg:height="0.458cm" draw:transform="rotate (-0.872664625998186) translate (15.2023324789516cm 5.41880674472459cm)" svg:viewBox="0 0 287 459" svg:d="m287-15871h-58v-52c-20 38-50 57-90 57-26 0-49-8-71-22-22-14-38-34-50-60-12-25-18-55-18-88 0-32 5-62 16-88 11-27 28-47 49-61s47-21 74-21c20 0 37 5 53 14s28 22 37 38v-171h58zm-230 289c0 39 9 68 26 88s38 29 61 29c24 0 44-10 61-28 16-19 24-47 24-85 0-42-8-72-25-92s-38-29-62-29c-24 0-44 9-60 28s-25 49-25 89z">
            <text:p/>
          </draw:path>
          <draw:path draw:style-name="gr9" draw:text-style-name="P1" draw:layer="layout" svg:width="0.175cm" svg:height="0.334cm" draw:transform="rotate (-0.872664625998186) translate (15.352201910844cm 5.78264255118892cm)" svg:viewBox="0 0 176 335" svg:d="m57-15752h-57v-331h49v49c12-22 24-36 35-43s22-10 35-10c19 0 38 5 57 15l-19 51c-13-9-26-13-39-13-12 0-22 4-32 11s-16 18-20 31c-6 20-9 42-9 66z">
            <text:p/>
          </draw:path>
          <draw:path draw:style-name="gr9" draw:text-style-name="P1" draw:layer="layout" svg:width="0.056cm" svg:height="0.149cm" draw:transform="rotate (-0.872664625998186) translate (15.2616621354148cm 6.10694098458372cm)" svg:viewBox="0 0 57 150" svg:d="m28-15474h-28v-57h57v57c0 24-3 44-10 58-7 15-18 27-34 35l-13-22c10-6 17-14 21-25s7-26 7-46z">
            <text:p/>
          </draw:path>
          <draw:path draw:style-name="gr9" draw:text-style-name="P1" draw:layer="layout" svg:width="0.431cm" svg:height="0.471cm" draw:transform="rotate (-0.872664625998186) translate (15.6685656477101cm 5.96072117838756cm)" svg:viewBox="0 0 432 472" svg:d="m0-16101c0-75 20-135 60-177 41-43 93-65 156-65 42 0 80 10 113 30s59 49 77 85 26 76 26 122c0 46-9 88-28 124-18 37-44 64-78 83-34 19-71 28-110 28-42 0-80-10-114-31s-59-49-76-85c-17-36-26-74-26-114zm62 1c0 55 14 98 44 129 29 32 66 47 110 47 45 0 82-16 111-47 29-32 43-77 43-135 0-37-6-70-18-97s-31-49-55-64-51-23-80-23c-43 0-79 15-110 44-30 29-45 78-45 146z">
            <text:p/>
          </draw:path>
          <draw:path draw:style-name="gr9" draw:text-style-name="P1" draw:layer="layout" svg:width="0.264cm" svg:height="0.334cm" draw:transform="rotate (-0.872664625998186) translate (15.8966430162485cm 6.4314821945107cm)" svg:viewBox="0 0 265 335" svg:d="m57-15752h-57v-331h57v47c23-34 57-51 100-51 19 0 37 4 52 11s28 16 36 28c8 11 13 25 17 41 2 10 3 28 3 54v201h-58v-196c0-22-2-39-6-50s-12-20-22-26-23-10-38-10c-22 0-42 7-59 22-16 15-25 43-25 84z">
            <text:p/>
          </draw:path>
          <draw:path draw:style-name="gr9" draw:text-style-name="P1" draw:layer="layout" svg:width="0.153cm" svg:height="0.581cm" draw:transform="rotate (-0.872664625998186) translate (16.2097279690286cm 6.61937393918703cm)" svg:viewBox="0 0 154 582" svg:d="m40-15743h-40c65-97 97-194 97-291 0-38-5-76-14-113-7-30-18-59-31-87-8-18-26-49-52-91h40c40 51 70 101 89 153 17 44 25 90 25 138 0 54-11 107-33 158-22 51-49 95-81 133z">
            <text:p/>
          </draw:path>
        </draw:g>
        <draw:connector draw:style-name="gr10" draw:text-style-name="P1" draw:layer="layout" draw:type="curve" svg:x1="4.227cm" svg:y1="6.671cm" svg:x2="5.312cm" svg:y2="11.362cm" draw:end-shape="id1" svg:d="m4227 6671c0 3087 1085 742 1085 4691">
          <text:p/>
        </draw:connector>
        <draw:rect draw:style-name="gr11" draw:text-style-name="P1" draw:id="id2" draw:layer="layout" svg:width="1.713cm" svg:height="2.375cm" svg:x="8.212cm" svg:y="5.312cm">
          <text:p text:style-name="P1">Throttle</text:p>
        </draw:rect>
        <draw:connector draw:style-name="gr12" draw:text-style-name="P1" draw:layer="layout" draw:type="curve" svg:x1="9.068cm" svg:y1="5.312cm" svg:x2="7.204cm" svg:y2="4.291cm" draw:start-shape="id2" draw:start-glue-point="0" svg:d="m9068 5312c0-1141-1864-631-1864-1021">
          <text:p/>
        </draw:connector>
        <draw:line draw:style-name="gr1" draw:text-style-name="P1" draw:layer="layout" svg:x1="1.899cm" svg:y1="19.862cm" svg:x2="6.987cm" svg:y2="14.012cm">
          <text:p/>
        </draw:line>
        <draw:line draw:style-name="gr2" draw:text-style-name="P1" draw:layer="layout" svg:x1="10.562cm" svg:y1="13.95cm" svg:x2="15.787cm" svg:y2="20.175cm">
          <text:p/>
        </draw:line>
        <draw:line draw:style-name="gr3" draw:text-style-name="P1" draw:layer="layout" svg:x1="3.824cm" svg:y1="23.95cm" svg:x2="20.075cm" svg:y2="23.925cm">
          <text:p/>
        </draw:line>
        <draw:frame draw:style-name="gr4" draw:layer="layout" svg:width="3.362cm" svg:height="1.162cm" svg:x="0.937cm" svg:y="15.55cm">
          <draw:text-box>
            <text:p>Loconet</text:p>
          </draw:text-box>
        </draw:frame>
        <draw:frame draw:style-name="gr5" draw:layer="layout" svg:width="3.913cm" svg:height="1.312cm" svg:x="13.274cm" svg:y="16.25cm">
          <draw:text-box>
            <text:p>DCC</text:p>
          </draw:text-box>
        </draw:frame>
        <draw:frame draw:style-name="gr6" draw:layer="layout" svg:width="3.463cm" svg:height="1.075cm" svg:x="9.499cm" svg:y="24.325cm">
          <draw:text-box>
            <text:p>OpenLCB</text:p>
          </draw:text-box>
        </draw:frame>
        <draw:frame draw:style-name="gr7" draw:id="id5" draw:layer="layout" svg:width="7.95cm" svg:height="1.25cm" svg:x="3.862cm" svg:y="23cm">
          <draw:text-box>
            <text:p>Olcb(Loconet:1:SW-addr)</text:p>
          </draw:text-box>
        </draw:frame>
        <draw:g>
          <draw:path draw:style-name="gr8" draw:text-style-name="P1" draw:layer="layout" svg:width="0.277cm" svg:height="0.453cm" draw:transform="rotate (0.872664625997) translate (2.89878229173051cm 19.1251746564196cm)" svg:viewBox="0 0 278 454" svg:d="m278 29482c-93 0-185 0-278 0 0-151 0-303 0-454 21 0 41 0 62 0 0 134 0 268 0 401 72 0 144 0 216 0 0 18 0 36 0 53z">
            <text:p/>
          </draw:path>
          <draw:path draw:style-name="gr8" draw:text-style-name="P1" draw:layer="layout" svg:width="0.299cm" svg:height="0.339cm" draw:transform="rotate (0.872664625997) translate (3.1998863974024cm 18.951561129327cm)" svg:viewBox="0 0 300 340" svg:d="m0 29436c0-60 16-105 49-134 28-24 62-36 101-36 44 0 80 15 108 44 28 29 42 70 42 121 0 42-6 75-19 99-12 24-30 43-54 56-23 13-49 20-77 20-45 0-81-15-109-44-27-29-41-71-41-126zm57 0c0 39 9 68 27 88 17 19 39 29 66 29 27 0 49-10 66-30 18-19 27-49 27-89 0-38-9-66-27-86s-40-29-66-29c-27 0-49 10-66 29s-27 49-27 88z">
            <text:p/>
          </draw:path>
          <draw:path draw:style-name="gr8" draw:text-style-name="P1" draw:layer="layout" svg:width="0.286cm" svg:height="0.339cm" draw:transform="rotate (0.872664625997) translate (3.42679042362174cm 18.681147440906cm)" svg:viewBox="0 0 287 340" svg:d="m229 29478 58 9c-6 37-22 66-46 87-25 21-55 32-91 32-45 0-82-15-109-44-27-29-41-71-41-125 0-35 6-66 17-92 12-26 30-46 54-59s49-20 77-20c35 0 64 9 87 27 22 17 36 42 43 75l-58 8c-4-19-13-33-26-43s-28-14-46-14c-27 0-48 9-65 28s-26 48-26 89c0 41 9 70 25 89 17 19 39 28 66 28 21 0 39-6 54-19s23-31 27-56z">
            <text:p/>
          </draw:path>
          <draw:path draw:style-name="gr8" draw:text-style-name="P1" draw:layer="layout" svg:width="0.299cm" svg:height="0.339cm" draw:transform="rotate (0.872664625997) translate (3.63119688350206cm 18.4375453079942cm)" svg:viewBox="0 0 300 340" svg:d="m0 29436c0-60 16-105 49-134 28-24 62-36 101-36 44 0 80 15 108 44 28 29 42 70 42 121 0 42-6 75-19 99-12 24-30 43-54 56-23 13-49 20-77 20-45 0-81-15-109-44-27-29-41-71-41-126zm57 0c0 39 9 68 27 88 17 19 39 29 66 29 27 0 49-10 66-30 18-19 27-49 27-89 0-38-9-66-27-86s-40-29-66-29c-27 0-49 10-66 29s-27 49-27 88z">
            <text:p/>
          </draw:path>
          <draw:path draw:style-name="gr8" draw:text-style-name="P1" draw:layer="layout" svg:width="0.264cm" svg:height="0.334cm" draw:transform="rotate (0.872664625997) translate (3.86943896922017cm 18.1536194464325cm)" svg:viewBox="0 0 265 335" svg:d="m57 29601h-57v-330h57v46c23-34 57-51 100-51 19 0 37 4 52 11s28 16 36 28c8 11 13 25 17 41 2 10 3 28 3 54v201h-58v-196c0-22-2-39-6-50s-12-19-22-26-23-10-38-10c-22 0-42 7-59 22-16 15-25 43-25 84z">
            <text:p/>
          </draw:path>
          <draw:path draw:style-name="gr8" draw:text-style-name="P1" draw:layer="layout" svg:width="0.303cm" svg:height="0.339cm" draw:transform="rotate (0.872664625997) translate (4.08217042106605cm 17.9000959744374cm)" svg:viewBox="0 0 304 340" svg:d="m246 29495 56 9c-9 32-26 57-50 75-25 18-56 27-95 27-48 0-86-15-115-44-28-29-42-70-42-123 0-55 14-97 43-128s66-45 111-45c44 0 80 15 108 45 28 30 42 72 42 126 0 3 0 8 0 14h-247c2 33 13 58 31 76 19 17 42 26 70 26 21 0 39-5 53-14 15-9 27-24 35-44zm-189-97h190c-3-23-10-40-22-52-18-18-42-27-71-27-27 0-49 7-67 22s-28 33-30 57z">
            <text:p/>
          </draw:path>
          <draw:path draw:style-name="gr8" draw:text-style-name="P1" draw:layer="layout" svg:width="0.158cm" svg:height="0.449cm" draw:transform="rotate (0.872664625997) translate (4.21863764384782cm 17.5653097649494cm)" svg:viewBox="0 0 159 450" svg:d="m150 29441 9 49c-16 3-30 5-42 5-20 0-36-3-47-9-11-7-19-15-24-25-4-10-6-31-6-64v-184h-40v-53h40v-82l57-33v115h53v53h-53v185c0 16 1 25 3 30s5 8 9 10 10 4 18 4c6 0 13 0 23-1z">
            <text:p/>
          </draw:path>
          <draw:path draw:style-name="gr8" draw:text-style-name="P1" draw:layer="layout" svg:width="0.153cm" svg:height="0.581cm" draw:transform="rotate (0.872664625997) translate (4.34297874499815cm 17.4040483448262cm)" svg:viewBox="0 0 154 582" svg:d="m154 29610h-39c-32-38-60-82-82-133s-33-104-33-158c0-48 8-94 25-138 19-51 49-102 90-153h39c-26 42-43 72-52 90-13 28-23 57-31 87-9 38-14 76-14 114 0 97 33 194 97 291z">
            <text:p/>
          </draw:path>
          <draw:path draw:style-name="gr8" draw:text-style-name="P1" draw:layer="layout" svg:width="0.356cm" svg:height="0.471cm" draw:transform="rotate (0.872664625997) translate (4.4661818143222cm 17.2435000241492cm)" svg:viewBox="0 0 357 472" svg:d="m0 29319h62c2 24 8 44 17 59s24 28 44 37c19 10 41 14 66 14 21 0 41-3 57-10 17-8 29-17 37-30s12-26 12-39c0-14-3-26-9-37s-20-19-38-26c-12-5-38-12-78-23s-69-19-86-28c-22-12-39-26-50-43-11-17-16-36-16-57 0-23 6-44 19-64s32-36 57-46c25-10 53-16 84-16 33 0 63 6 89 17 25 11 45 27 59 48s21 45 22 72h-61c-3-28-13-48-31-62s-42-22-76-22c-35 0-61 7-77 20-16 14-24 30-24 49 0 17 6 30 17 41 12 10 41 21 88 32s79 21 97 29c26 13 45 28 58 47s18 40 18 65c0 24-7 47-20 68-14 22-34 38-59 50s-55 18-87 18c-40 0-74-6-102-19-27-13-49-32-64-57-16-26-24-55-25-87z">
            <text:p/>
          </draw:path>
          <draw:path draw:style-name="gr8" draw:text-style-name="P1" draw:layer="layout" svg:width="0.59cm" svg:height="0.453cm" draw:transform="rotate (0.872664625997) translate (4.73130727302618cm 16.9412564264418cm)" svg:viewBox="0 0 591 454" svg:d="m194 29482h-73l-121-454h64l70 297c8 31 15 62 23 94 12-47 19-75 21-82l80-309h79l62 229c14 57 26 111 35 162 7-28 15-61 24-98l69-293h64l-122 454h-68l-90-348c-8-29-12-46-13-51-6 22-11 40-15 54z">
            <text:p/>
          </draw:path>
          <draw:path draw:style-name="gr8" draw:text-style-name="P1" draw:layer="layout" svg:width="0.056cm" svg:height="0.149cm" draw:transform="rotate (0.872664625997) translate (5.4290430441796cm 16.72715522311cm)" svg:viewBox="0 0 57 150" svg:d="m28 29879h-28v-57h57v57c0 24-3 44-10 58-7 15-18 27-34 35l-13-22c10-6 17-14 21-25s7-26 7-46z">
            <text:p/>
          </draw:path>
          <draw:path draw:style-name="gr8" draw:text-style-name="P1" draw:layer="layout" svg:width="0.299cm" svg:height="0.339cm" draw:transform="rotate (0.872664625997) translate (5.30951533239357cm 16.4374032670106cm)" svg:viewBox="0 0 300 340" svg:d="m225 29562c-20 16-39 27-58 34-18 6-38 10-59 10-35 0-61-9-80-26s-28-40-28-66c0-16 4-31 11-44 7-13 16-23 27-31 12-8 25-14 39-18 10-3 26-6 48-8 43-5 75-12 95-19 0-7 0-11 0-13 0-21-4-36-14-45-14-11-33-17-60-17-24 0-42 4-54 13s-20 23-26 44l-57-8c5-24 13-43 24-57 11-14 28-25 49-33s46-12 74-12c28 0 50 4 68 10s30 16 38 26 14 23 17 39c2 9 3 26 3 49v69c0 48 1 80 4 96 2 16 7 32 14 46h-57c-10-11-15-24-18-39zm-5-99v-16c-19 7-48 13-87 17-22 3-38 6-47 9s-16 9-21 15-8 14-8 22c0 12 6 22 17 31s26 12 47 12c21 0 39-5 55-13s28-20 36-33c5-10 8-24 8-44z">
            <text:p/>
          </draw:path>
          <draw:path draw:style-name="gr8" draw:text-style-name="P1" draw:layer="layout" svg:width="0.286cm" svg:height="0.458cm" draw:transform="rotate (0.872664625997) translate (5.4430204626474cm 16.0930696758144cm)" svg:viewBox="0 0 287 459" svg:d="m287 29482h-58v-52c-20 38-50 57-90 57-26 0-49-7-71-22-22-14-38-34-50-60-12-25-18-55-18-88 0-32 5-62 16-88 11-26 28-47 49-61s47-21 74-21c20 0 37 5 53 14s28 23 37 38v-171h58zm-230 289c0 39 9 68 26 88s38 29 61 29c24 0 44-10 61-28 16-18 24-47 24-85 0-41-8-72-25-92s-38-29-62-29c-24 0-44 9-60 28s-25 49-25 89z">
            <text:p/>
          </draw:path>
          <draw:path draw:style-name="gr8" draw:text-style-name="P1" draw:layer="layout" svg:width="0.286cm" svg:height="0.458cm" draw:transform="rotate (0.872664625997) translate (5.66992448886674cm 15.8226559873934cm)" svg:viewBox="0 0 287 459" svg:d="m287 29482h-58v-52c-20 38-50 57-90 57-26 0-49-7-71-22-22-14-38-34-50-60-12-25-18-55-18-88 0-32 5-62 16-88 11-26 28-47 49-61s47-21 74-21c20 0 37 5 53 14s28 23 37 38v-171h58zm-230 289c0 39 9 68 26 88s38 29 61 29c24 0 44-10 61-28 16-18 24-47 24-85 0-41-8-72-25-92s-38-29-62-29c-24 0-44 9-60 28s-25 49-25 89z">
            <text:p/>
          </draw:path>
          <draw:path draw:style-name="gr8" draw:text-style-name="P1" draw:layer="layout" svg:width="0.175cm" svg:height="0.334cm" draw:transform="rotate (0.872664625997) translate (6.00220825816008cm 15.6118839841637cm)" svg:viewBox="0 0 176 335" svg:d="m57 29601h-57v-330h49v48c12-22 24-36 35-43s22-10 35-10c19 0 38 5 57 15l-19 51c-13-8-26-13-39-13-12 0-22 4-32 11s-16 18-20 31c-6 20-9 42-9 66z">
            <text:p/>
          </draw:path>
          <draw:path draw:style-name="gr8" draw:text-style-name="P1" draw:layer="layout" svg:width="0.153cm" svg:height="0.581cm" draw:transform="rotate (0.872664625997) translate (6.04096024535373cm 15.3804727916188cm)" svg:viewBox="0 0 154 582" svg:d="m40 29610h-40c65-97 97-194 97-291 0-38-5-76-14-113-7-30-18-59-31-87-8-18-26-49-52-91h40c40 51 70 102 89 153 17 44 25 90 25 138 0 54-11 107-33 158-22 51-49 95-81 133z">
            <text:p/>
          </draw:path>
        </draw:g>
        <draw:g>
          <draw:path draw:style-name="gr9" draw:text-style-name="P1" draw:layer="layout" svg:width="0.374cm" svg:height="0.453cm" draw:transform="rotate (-0.872664625998186) translate (12.2596193064537cm 16.273147095206cm)" svg:viewBox="0 0 375 454" svg:d="m164 2592h-164v-454h156c35 0 62 2 81 6 26 6 48 17 66 33 24 20 42 46 54 77s18 68 18 108c0 35-4 65-12 92-8 26-19 49-31 66-13 17-27 31-41 41-15 10-33 18-55 23-21 5-45 8-72 8zm-102-402v349h96c30 0 53-3 70-9s30-13 40-23c14-15 25-34 33-58 8-24 12-53 12-88 0-47-8-84-23-110s-34-43-56-51c-16-6-42-10-78-10z">
            <text:p/>
          </draw:path>
          <draw:path draw:style-name="gr9" draw:text-style-name="P1" draw:layer="layout" svg:width="0.396cm" svg:height="0.471cm" draw:transform="rotate (-0.872664625998186) translate (12.5472423314966cm 16.6022022484222cm)" svg:viewBox="0 0 397 472" svg:d="m335 2424 62 15c-13 49-35 87-67 114-33 26-72 39-119 39-48 0-88-10-118-30-30-20-53-49-69-87s-24-79-24-123c0-47 9-89 27-124 17-35 43-62 76-81 33-18 69-27 108-27 45 0 83 12 113 35s52 56 64 98l-62 14c-10-33-25-57-44-72s-44-22-74-22c-33 0-62 8-84 25-23 17-39 39-48 67s-14 57-14 87c0 39 5 72 16 101 11 29 28 50 52 64 23 15 48 22 75 22 33 0 61-10 84-29s38-48 46-86z">
            <text:p/>
          </draw:path>
          <draw:path draw:style-name="gr9" draw:text-style-name="P1" draw:layer="layout" svg:width="0.396cm" svg:height="0.471cm" draw:transform="rotate (-0.872664625998186) translate (12.8416390567331cm 16.9530506033707cm)" svg:viewBox="0 0 397 472" svg:d="m335 2424 62 15c-13 49-35 87-67 114-33 26-72 39-119 39-48 0-88-10-118-30-30-20-53-49-69-87s-24-79-24-123c0-47 9-89 27-124 17-35 43-62 76-81 33-18 69-27 108-27 45 0 83 12 113 35s52 56 64 98l-62 14c-10-33-25-57-44-72s-44-22-74-22c-33 0-62 8-84 25-23 17-39 39-48 67s-14 57-14 87c0 39 5 72 16 101 11 29 28 50 52 64 23 15 48 22 75 22 33 0 61-10 84-29s38-48 46-86z">
            <text:p/>
          </draw:path>
          <draw:path draw:style-name="gr9" draw:text-style-name="P1" draw:layer="layout" svg:width="0.153cm" svg:height="0.581cm" draw:transform="rotate (-0.872664625998186) translate (13.1355915127582cm 17.3170901190822cm)" svg:viewBox="0 0 154 582" svg:d="m154 2720h-39c-32-38-60-83-82-134s-33-103-33-158c0-48 8-94 25-138 19-51 49-102 90-152h39c-26 42-43 71-52 89-13 28-23 57-31 88-9 37-14 75-14 114 0 97 33 194 97 291z">
            <text:p/>
          </draw:path>
          <draw:path draw:style-name="gr9" draw:text-style-name="P1" draw:layer="layout" svg:width="0.299cm" svg:height="0.339cm" draw:transform="rotate (-0.872664625998186) translate (13.1721517726871cm 17.5458893127851cm)" svg:viewBox="0 0 300 340" svg:d="m225 2671c-20 16-39 28-58 34-18 7-38 10-59 10-35 0-61-8-80-26s-28-39-28-66c0-16 4-30 11-43 7-13 16-24 27-32 12-7 25-13 39-17 10-3 26-6 48-9 43-5 75-11 95-18 0-7 0-12 0-14 0-21-4-35-14-44-14-12-33-17-60-17-24 0-42 4-54 12s-20 24-26 45l-57-9c5-23 13-42 24-57 11-14 28-25 49-33s46-11 74-11c28 0 50 3 68 10s30 15 38 25 14 23 17 39c2 10 3 26 3 49v69c0 48 1 80 4 97 2 16 7 31 14 46h-57c-10-12-15-25-18-40zm-5-98v-17c-19 7-48 13-87 18-22 2-38 6-47 9s-16 8-21 15-8 14-8 22c0 12 6 22 17 30s26 12 47 12c21 0 39-4 55-13s28-19 36-32c5-10 8-25 8-44z">
            <text:p/>
          </draw:path>
          <draw:path draw:style-name="gr9" draw:text-style-name="P1" draw:layer="layout" svg:width="0.286cm" svg:height="0.458cm" draw:transform="rotate (-0.872664625998186) translate (13.4874284527322cm 17.7363930563036cm)" svg:viewBox="0 0 287 459" svg:d="m287 2592h-58v-52c-20 37-50 56-90 56-26 0-49-7-71-21-22-15-38-35-50-60-12-26-18-55-18-88 0-33 5-62 16-89 11-26 28-46 49-60s47-21 74-21c20 0 37 4 53 14s28 22 37 37v-170h58zm-230 289c0 39 9 68 26 87s38 29 61 29c24 0 44-9 61-28 16-18 24-46 24-84 0-42-8-73-25-92s-38-29-62-29c-24 0-44 9-60 28s-25 48-25 89z">
            <text:p/>
          </draw:path>
          <draw:path draw:style-name="gr9" draw:text-style-name="P1" draw:layer="layout" svg:width="0.286cm" svg:height="0.458cm" draw:transform="rotate (-0.872664625998186) translate (13.7143324789516cm 18.0068067447246cm)" svg:viewBox="0 0 287 459" svg:d="m287 2592h-58v-52c-20 37-50 56-90 56-26 0-49-7-71-21-22-15-38-35-50-60-12-26-18-55-18-88 0-33 5-62 16-89 11-26 28-46 49-60s47-21 74-21c20 0 37 4 53 14s28 22 37 37v-170h58zm-230 289c0 39 9 68 26 87s38 29 61 29c24 0 44-9 61-28 16-18 24-46 24-84 0-42-8-73-25-92s-38-29-62-29c-24 0-44 9-60 28s-25 48-25 89z">
            <text:p/>
          </draw:path>
          <draw:path draw:style-name="gr9" draw:text-style-name="P1" draw:layer="layout" svg:width="0.175cm" svg:height="0.334cm" draw:transform="rotate (-0.872664625998186) translate (13.864201910844cm 18.3706425511889cm)" svg:viewBox="0 0 176 335" svg:d="m57 2711h-57v-331h49v48c12-21 24-35 35-42s22-10 35-10c19 0 38 4 57 14l-19 52c-13-9-26-13-39-13-12 0-22 3-32 11s-16 17-20 31c-6 20-9 42-9 65z">
            <text:p/>
          </draw:path>
          <draw:path draw:style-name="gr9" draw:text-style-name="P1" draw:layer="layout" svg:width="0.056cm" svg:height="0.149cm" draw:transform="rotate (-0.872664625998186) translate (13.7736621354148cm 18.6949409845837cm)" svg:viewBox="0 0 57 150" svg:d="m28 2989h-28v-58h57v58c0 24-3 43-10 58-7 15-18 26-34 34l-13-22c10-5 17-13 21-24s7-26 7-46z">
            <text:p/>
          </draw:path>
          <draw:path draw:style-name="gr9" draw:text-style-name="P1" draw:layer="layout" svg:width="0.431cm" svg:height="0.471cm" draw:transform="rotate (-0.872664625998186) translate (14.1805656477101cm 18.5487211783876cm)" svg:viewBox="0 0 432 472" svg:d="m0 2362c0-76 20-135 60-178 41-43 93-64 156-64 42 0 80 10 113 30s59 48 77 84 26 77 26 123c0 46-9 87-28 124-18 36-44 64-78 83-34 18-71 28-110 28-42 0-80-11-114-31s-59-49-76-85c-17-36-26-74-26-114zm62 1c0 54 14 97 44 129 29 31 66 47 110 47 45 0 82-16 111-48 29-32 43-77 43-135 0-37-6-69-18-96s-31-49-55-64-51-23-80-23c-43 0-79 14-110 44-30 29-45 77-45 146z">
            <text:p/>
          </draw:path>
          <draw:path draw:style-name="gr9" draw:text-style-name="P1" draw:layer="layout" svg:width="0.264cm" svg:height="0.334cm" draw:transform="rotate (-0.872664625998186) translate (14.4086430162485cm 19.0194821945107cm)" svg:viewBox="0 0 265 335" svg:d="m57 2711h-57v-331h57v47c23-34 57-51 100-51 19 0 37 3 52 10s28 17 36 28c8 12 13 25 17 41 2 11 3 29 3 54v202h-58v-196c0-23-2-39-6-50s-12-20-22-27-23-9-38-9c-22 0-42 7-59 22-16 15-25 43-25 84z">
            <text:p/>
          </draw:path>
          <draw:path draw:style-name="gr9" draw:text-style-name="P1" draw:layer="layout" svg:width="0.153cm" svg:height="0.581cm" draw:transform="rotate (-0.872664625998186) translate (14.7217279690286cm 19.207373939187cm)" svg:viewBox="0 0 154 582" svg:d="m40 2720h-40c65-97 97-194 97-291 0-38-5-76-14-113-7-31-18-60-31-88-8-18-26-48-52-90h40c40 50 70 101 89 152 17 44 25 90 25 138 0 55-11 107-33 158-22 51-49 96-81 134z">
            <text:p/>
          </draw:path>
        </draw:g>
        <draw:rect draw:style-name="gr11" draw:text-style-name="P1" draw:id="id3" draw:layer="layout" svg:width="1.713cm" svg:height="2.375cm" svg:x="6.724cm" svg:y="17.9cm">
          <text:p text:style-name="P1">Throttle</text:p>
        </draw:rect>
        <draw:connector draw:style-name="gr12" draw:text-style-name="P1" draw:layer="layout" draw:type="curve" svg:x1="7.58cm" svg:y1="17.9cm" svg:x2="5.718cm" svg:y2="16.902cm" draw:start-shape="id3" draw:start-glue-point="0" svg:d="m7580 17900c0-1123-1862-625-1862-998">
          <text:p/>
        </draw:connector>
        <draw:connector draw:style-name="gr12" draw:text-style-name="P1" draw:layer="layout" draw:type="curve" svg:x1="16.23cm" svg:y1="5.958cm" svg:x2="18.255cm" svg:y2="6.025cm" draw:end-shape="id4" draw:end-glue-point="0" svg:d="m16230 5958c0-651 2025-684 2025 67">
          <text:p/>
        </draw:connector>
        <draw:connector draw:style-name="gr12" draw:text-style-name="P1" draw:layer="layout" draw:type="curve" svg:x1="3.862cm" svg:y1="23.625cm" svg:x2="2.805cm" svg:y2="19.366cm" draw:start-shape="id5" draw:start-glue-point="3" svg:d="m3862 23625c-1168 0-640-4259-1057-4259">
          <text:p/>
        </draw:connector>
        <draw:connector draw:style-name="gr12" draw:text-style-name="P1" draw:layer="layout" draw:type="curve" svg:x1="6.385cm" svg:y1="15.141cm" svg:x2="11.921cm" svg:y2="16.12cm" svg:d="m6385 15141c4152 0 1384 979 5536 979">
          <text:p/>
        </draw:connector>
        <draw:connector draw:style-name="gr12" draw:text-style-name="P1" draw:layer="layout" draw:type="curve" svg:x1="14.607cm" svg:y1="19.699cm" svg:x2="14.074cm" svg:y2="23.101cm" svg:d="m14607 19699c0 2551-533 851-533 3402">
          <text:p/>
        </draw:connector>
        <draw:frame draw:style-name="gr13" draw:id="id7" draw:layer="layout" svg:width="6.687cm" svg:height="1.137cm" svg:x="13.55cm" svg:y="22.988cm">
          <draw:text-box>
            <text:p>Olcb(DCC:1:addr-On)</text:p>
          </draw:text-box>
        </draw:frame>
        <draw:ellipse draw:style-name="gr11" draw:text-style-name="P1" draw:id="id6" draw:layer="layout" svg:width="1.063cm" svg:height="1.062cm" svg:x="15.787cm" svg:y="17.7cm">
          <text:p text:style-name="P1">Lamp</text:p>
        </draw:ellipse>
        <draw:ellipse draw:style-name="gr11" draw:text-style-name="P1" draw:id="id8" draw:layer="layout" svg:width="1.063cm" svg:height="1.062cm" svg:x="16.949cm" svg:y="24.437cm">
          <text:p text:style-name="P1">Lamp</text:p>
        </draw:ellipse>
        <draw:ellipse draw:style-name="gr11" draw:text-style-name="P1" draw:layer="layout" svg:width="1.063cm" svg:height="1.062cm" svg:x="3.649cm" svg:y="13.875cm">
          <text:p text:style-name="P1">Lamp</text:p>
        </draw:ellipse>
        <draw:connector draw:style-name="gr12" draw:text-style-name="P1" draw:layer="layout" draw:type="curve" svg:x1="5.047cm" svg:y1="15.786cm" svg:x2="4.424cm" svg:y2="15.008cm" svg:d="m5047 15786c0-583-623-195-623-778">
          <text:p/>
        </draw:connector>
        <draw:connector draw:style-name="gr12" draw:text-style-name="P1" draw:layer="layout" draw:type="curve" svg:x1="14.83cm" svg:y1="19.41cm" svg:x2="16.318cm" svg:y2="18.762cm" draw:end-shape="id6" draw:end-glue-point="2" svg:d="m14830 19410c0-109 1488 214 1488-648">
          <text:p/>
        </draw:connector>
        <draw:connector draw:style-name="gr12" draw:text-style-name="P1" draw:layer="layout" draw:type="curve" svg:x1="20.237cm" svg:y1="23.556cm" svg:x2="17.48cm" svg:y2="25.499cm" draw:start-shape="id7" draw:start-glue-point="1" draw:end-shape="id8" draw:end-glue-point="2" svg:d="m20237 23556c751 0 626 1222-251 1896s-2506 798-2506 47">
          <text:p/>
        </draw:connector>
        <draw:rect draw:style-name="gr11" draw:text-style-name="P1" draw:id="id9" draw:layer="layout" svg:width="1.713cm" svg:height="2.375cm" svg:x="10.237cm" svg:y="19.662cm">
          <text:p text:style-name="P1">Throttle</text:p>
        </draw:rect>
        <draw:connector draw:style-name="gr12" draw:text-style-name="P1" draw:layer="layout" draw:type="curve" svg:x1="11.093cm" svg:y1="22.037cm" svg:x2="9.16cm" svg:y2="22.857cm" draw:start-shape="id9" draw:start-glue-point="2" svg:d="m11093 22037c0 991-1933 582-1933 820">
          <text:p/>
        </draw:connector>
        <draw:ellipse draw:style-name="gr11" draw:text-style-name="P1" draw:id="id4" draw:layer="layout" svg:width="1.063cm" svg:height="1.062cm" svg:x="17.724cm" svg:y="6.025cm">
          <text:p text:style-name="P1">Lamp</text:p>
        </draw:ellipse>
        <draw:ellipse draw:style-name="gr11" draw:text-style-name="P1" draw:id="id12" draw:layer="layout" svg:width="1.063cm" svg:height="1.062cm" svg:x="15.237cm" svg:y="12.275cm">
          <text:p text:style-name="P1">Lamp</text:p>
        </draw:ellipse>
        <draw:ellipse draw:style-name="gr11" draw:text-style-name="P1" draw:id="id10" draw:layer="layout" svg:width="1.063cm" svg:height="1.062cm" svg:x="5.337cm" svg:y="1.4cm">
          <text:p text:style-name="P1">Lamp</text:p>
        </draw:ellipse>
        <draw:connector draw:style-name="gr12" draw:text-style-name="P1" draw:layer="layout" draw:type="curve" svg:x1="6.025cm" svg:y1="3.735cm" svg:x2="5.868cm" svg:y2="2.462cm" draw:end-shape="id10" draw:end-glue-point="2" svg:d="m6025 3735c0-579-157 57-157-1273">
          <text:p/>
        </draw:connector>
        <draw:connector draw:style-name="gr12" draw:text-style-name="P1" draw:layer="layout" draw:type="curve" svg:x1="13.475cm" svg:y1="11.037cm" svg:x2="15.768cm" svg:y2="12.275cm" draw:start-shape="id11" draw:end-shape="id12" draw:end-glue-point="0" svg:d="m13475 11037c1529 0 2293 412 2293 1238">
          <text:p/>
        </draw:connector>
        <draw:rect draw:style-name="gr11" draw:text-style-name="P1" draw:id="id13" draw:layer="layout" svg:width="1.713cm" svg:height="2.375cm" svg:x="11.374cm" svg:y="6.337cm">
          <text:p text:style-name="P1">Throttle</text:p>
        </draw:rect>
        <draw:connector draw:style-name="gr12" draw:text-style-name="P1" draw:layer="layout" draw:type="curve" svg:x1="12.23cm" svg:y1="8.712cm" svg:x2="9.412cm" svg:y2="10.412cm" draw:start-shape="id13" draw:end-shape="id11" svg:d="m12230 8712c0 1275-2818 425-2818 1700">
          <text:p/>
        </draw:connector>
        <draw:connector draw:style-name="gr12" draw:text-style-name="P1" draw:layer="layout" draw:type="curve" svg:x1="8.093cm" svg:y1="2.512cm" svg:x2="13.274cm" svg:y2="3.802cm" svg:d="m8093 2512c3886 0 1296 1290 5181 1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12-13T19:07:26</meta:creation-date>
    <dc:date>2010-12-13T19:40:45</dc:date>
    <dc:creator>David Harris</dc:creator>
    <meta:editing-duration>PT00H02M27S</meta:editing-duration>
    <meta:editing-cycles>1</meta:editing-cycles>
    <meta:document-statistic meta:object-count="100"/>
    <meta:generator>OpenOffice.org/3.2$Unix OpenOffice.org_project/320m18$Build-9502</meta:generator>
  </office:meta>
</office:document-meta>
</file>